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b07" officeooo:paragraph-rsid="00150b07"/>
    </style:style>
    <style:style style:name="P2" style:family="paragraph" style:parent-style-name="Standard">
      <style:text-properties officeooo:rsid="0016a991" officeooo:paragraph-rsid="0016a991"/>
    </style:style>
    <style:style style:name="P3" style:family="paragraph" style:parent-style-name="Standard">
      <style:text-properties officeooo:rsid="00184da9" officeooo:paragraph-rsid="00184da9"/>
    </style:style>
    <style:style style:name="P4" style:family="paragraph" style:parent-style-name="Standard">
      <style:text-properties officeooo:rsid="001c2e43" officeooo:paragraph-rsid="001c2e43"/>
    </style:style>
    <style:style style:name="P5" style:family="paragraph" style:parent-style-name="Standard">
      <style:text-properties officeooo:rsid="001e1013" officeooo:paragraph-rsid="001e1013"/>
    </style:style>
    <style:style style:name="P6" style:family="paragraph" style:parent-style-name="Standard">
      <style:text-properties officeooo:rsid="001e1013" officeooo:paragraph-rsid="0020371d"/>
    </style:style>
    <style:style style:name="P7" style:family="paragraph" style:parent-style-name="Standard">
      <style:text-properties officeooo:rsid="001e1013" officeooo:paragraph-rsid="0026a6b1"/>
    </style:style>
    <style:style style:name="P8" style:family="paragraph" style:parent-style-name="Standard">
      <style:text-properties officeooo:rsid="00222ced" officeooo:paragraph-rsid="00222ced"/>
    </style:style>
    <style:style style:name="P9" style:family="paragraph" style:parent-style-name="Standard">
      <style:text-properties officeooo:rsid="00227c71" officeooo:paragraph-rsid="0026a6b1"/>
    </style:style>
    <style:style style:name="P10" style:family="paragraph" style:parent-style-name="Standard">
      <style:text-properties officeooo:rsid="002299ba" officeooo:paragraph-rsid="002299ba"/>
    </style:style>
    <style:style style:name="P11" style:family="paragraph" style:parent-style-name="Standard">
      <style:text-properties officeooo:rsid="00250356" officeooo:paragraph-rsid="00250356"/>
    </style:style>
    <style:style style:name="P12" style:family="paragraph" style:parent-style-name="Standard">
      <style:text-properties officeooo:rsid="0027e4bf" officeooo:paragraph-rsid="0027e4bf"/>
    </style:style>
    <style:style style:name="P13" style:family="paragraph" style:parent-style-name="Standard">
      <style:text-properties officeooo:rsid="0027e4bf" officeooo:paragraph-rsid="003c9722"/>
    </style:style>
    <style:style style:name="P14" style:family="paragraph" style:parent-style-name="Standard">
      <style:text-properties officeooo:rsid="002dd347" officeooo:paragraph-rsid="002dd347"/>
    </style:style>
    <style:style style:name="P15" style:family="paragraph" style:parent-style-name="Standard">
      <style:text-properties officeooo:rsid="002f8c23" officeooo:paragraph-rsid="002f8c23"/>
    </style:style>
    <style:style style:name="P16" style:family="paragraph" style:parent-style-name="Standard">
      <style:text-properties officeooo:rsid="0032c2f5" officeooo:paragraph-rsid="0032c2f5"/>
    </style:style>
    <style:style style:name="P17" style:family="paragraph" style:parent-style-name="Standard">
      <style:text-properties officeooo:rsid="00343d9b" officeooo:paragraph-rsid="00343d9b"/>
    </style:style>
    <style:style style:name="P18" style:family="paragraph" style:parent-style-name="Standard">
      <style:text-properties officeooo:rsid="0036d6a9" officeooo:paragraph-rsid="0036d6a9"/>
    </style:style>
    <style:style style:name="P19" style:family="paragraph" style:parent-style-name="Standard">
      <style:text-properties officeooo:rsid="003d87f9" officeooo:paragraph-rsid="003d87f9"/>
    </style:style>
    <style:style style:name="P20" style:family="paragraph" style:parent-style-name="Standard">
      <style:text-properties style:text-underline-style="solid" style:text-underline-width="auto" style:text-underline-color="font-color" officeooo:rsid="0040daf0" officeooo:paragraph-rsid="0040daf0"/>
    </style:style>
    <style:style style:name="P21" style:family="paragraph" style:parent-style-name="Standard">
      <style:text-properties style:text-underline-style="solid" style:text-underline-width="auto" style:text-underline-color="font-color" officeooo:rsid="0041efc2" officeooo:paragraph-rsid="0041efc2"/>
    </style:style>
    <style:style style:name="P22" style:family="paragraph" style:parent-style-name="Standard">
      <style:text-properties style:text-underline-style="solid" style:text-underline-width="auto" style:text-underline-color="font-color" officeooo:rsid="00437e62" officeooo:paragraph-rsid="00437e62"/>
    </style:style>
    <style:style style:name="P23" style:family="paragraph" style:parent-style-name="Standard">
      <style:text-properties style:text-underline-style="solid" style:text-underline-width="auto" style:text-underline-color="font-color" officeooo:rsid="00439c8f" officeooo:paragraph-rsid="00439c8f"/>
    </style:style>
    <style:style style:name="P24" style:family="paragraph" style:parent-style-name="Standard">
      <style:text-properties style:text-underline-style="solid" style:text-underline-width="auto" style:text-underline-color="font-color" officeooo:rsid="004a083c" officeooo:paragraph-rsid="004a083c"/>
    </style:style>
    <style:style style:name="P25" style:family="paragraph" style:parent-style-name="Standard">
      <style:text-properties fo:font-size="14pt" officeooo:rsid="00344af8" officeooo:paragraph-rsid="00344af8" style:font-size-asian="14pt" style:font-size-complex="14pt"/>
    </style:style>
    <style:style style:name="P26" style:family="paragraph" style:parent-style-name="Standard">
      <style:text-properties fo:font-size="14pt" style:text-underline-style="solid" style:text-underline-width="auto" style:text-underline-color="font-color" officeooo:rsid="003d87f9" officeooo:paragraph-rsid="003d87f9" style:font-size-asian="14pt" style:font-size-complex="14pt"/>
    </style:style>
    <style:style style:name="P27" style:family="paragraph" style:parent-style-name="Standard">
      <style:text-properties fo:font-size="14pt" style:text-underline-style="solid" style:text-underline-width="auto" style:text-underline-color="font-color" officeooo:rsid="003db533" officeooo:paragraph-rsid="003db533" style:font-size-asian="14pt" style:font-size-complex="14pt"/>
    </style:style>
    <style:style style:name="P28" style:family="paragraph" style:parent-style-name="Standard">
      <style:text-properties style:text-underline-style="none" officeooo:rsid="0040daf0" officeooo:paragraph-rsid="0040daf0"/>
    </style:style>
    <style:style style:name="P29" style:family="paragraph" style:parent-style-name="Standard">
      <style:text-properties style:text-underline-style="none" officeooo:rsid="0041efc2" officeooo:paragraph-rsid="0041efc2"/>
    </style:style>
    <style:style style:name="P30" style:family="paragraph" style:parent-style-name="Standard">
      <style:text-properties style:text-underline-style="none" officeooo:rsid="00437e62" officeooo:paragraph-rsid="00437e62"/>
    </style:style>
    <style:style style:name="P31" style:family="paragraph" style:parent-style-name="Standard">
      <style:text-properties style:text-underline-style="none" officeooo:rsid="00439c8f" officeooo:paragraph-rsid="00439c8f"/>
    </style:style>
    <style:style style:name="P32" style:family="paragraph" style:parent-style-name="Standard">
      <style:text-properties style:text-underline-style="none" officeooo:rsid="00450965" officeooo:paragraph-rsid="00450965"/>
    </style:style>
    <style:style style:name="P33" style:family="paragraph" style:parent-style-name="Standard">
      <style:text-properties style:text-underline-style="none" officeooo:rsid="0046b895" officeooo:paragraph-rsid="0046b895"/>
    </style:style>
    <style:style style:name="P34" style:family="paragraph" style:parent-style-name="Standard">
      <style:text-properties style:text-underline-style="none" officeooo:rsid="0048fe84" officeooo:paragraph-rsid="0048fe84"/>
    </style:style>
    <style:style style:name="P35" style:family="paragraph" style:parent-style-name="Standard">
      <style:text-properties style:text-underline-style="none" officeooo:rsid="004a083c" officeooo:paragraph-rsid="004a083c"/>
    </style:style>
    <style:style style:name="P36" style:family="paragraph" style:parent-style-name="Standard">
      <style:text-properties style:text-underline-style="none" officeooo:rsid="004c6d6d" officeooo:paragraph-rsid="004c6d6d"/>
    </style:style>
    <style:style style:name="T1" style:family="text">
      <style:text-properties officeooo:rsid="0018dc59"/>
    </style:style>
    <style:style style:name="T2" style:family="text">
      <style:text-properties officeooo:rsid="001cf50c"/>
    </style:style>
    <style:style style:name="T3" style:family="text">
      <style:text-properties officeooo:rsid="001eead4"/>
    </style:style>
    <style:style style:name="T4" style:family="text">
      <style:text-properties officeooo:rsid="002299ba"/>
    </style:style>
    <style:style style:name="T5" style:family="text">
      <style:text-properties officeooo:rsid="0025e37f"/>
    </style:style>
    <style:style style:name="T6" style:family="text">
      <style:text-properties officeooo:rsid="00282554"/>
    </style:style>
    <style:style style:name="T7" style:family="text">
      <style:text-properties officeooo:rsid="002f8c23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officeooo:rsid="003db533" style:font-size-asian="14pt" style:font-size-complex="14pt"/>
    </style:style>
    <style:style style:name="T1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2" style:family="text">
      <style:text-properties officeooo:rsid="003e5207"/>
    </style:style>
    <style:style style:name="T13" style:family="text">
      <style:text-properties style:text-underline-style="none"/>
    </style:style>
    <style:style style:name="T14" style:family="text">
      <style:text-properties officeooo:rsid="0046b895"/>
    </style:style>
    <style:style style:name="T15" style:family="text">
      <style:text-properties officeooo:rsid="004722af"/>
    </style:style>
    <style:style style:name="T16" style:family="text">
      <style:text-properties officeooo:rsid="004b73c7"/>
    </style:style>
    <style:style style:name="T17" style:family="text">
      <style:text-properties officeooo:rsid="004dcb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15/11/17</text:p>
      <text:p text:style-name="P18"/>
      <text:p text:style-name="P18"><text:tab/><text:span text:style-name="T11">clase 2 de taller en ITBA.</text:span></text:p>
      <text:p text:style-name="P1"/>
      <text:p text:style-name="P27">Clase</text:p>
      <text:p text:style-name="P1"/>
      <text:p text:style-name="P1"><text:tab/>Caracteristicas<text:tab/><text:tab/>Actitudes<text:tab/><text:tab/>Habilidades</text:p>
      <text:p text:style-name="P1"/>
      <text:p text:style-name="P14"><text:tab/>Saberes</text:p>
      <text:p text:style-name="P1"/>
      <text:p text:style-name="P1"><text:tab/>Como soy?</text:p>
      <text:p text:style-name="P1"><text:tab/>Que cosas se?</text:p>
      <text:p text:style-name="P1"><text:tab/>Ser honesto</text:p>
      <text:p text:style-name="P1"/>
      <text:p text:style-name="P1"><text:tab/>habilidades&lt; <text:s/>Que cosas se hacer</text:p>
      <text:p text:style-name="P1"><text:tab/></text:p>
      <text:p text:style-name="P2"><text:tab/>Conocimiento con Experiencia da habilidad</text:p>
      <text:p text:style-name="P2"/>
      <text:p text:style-name="P3"><text:tab/>ejemplo&lt;soy comunicativa,ingles intermedio,se leer,informacion <text:span text:style-name="T1">tecnica de ingles</text:span></text:p>
      <text:p text:style-name="P3"/>
      <text:p text:style-name="P4"><text:tab/>autoconocimiento</text:p>
      <text:p text:style-name="P4"><text:tab/>adaptabilidad y flexibidad</text:p>
      <text:p text:style-name="P4"><text:tab/>calidad y mejora continua</text:p>
      <text:p text:style-name="P4"><text:tab/>capacidad de planificacion y organización</text:p>
      <text:p text:style-name="P4"><text:tab/>colaboracion</text:p>
      <text:p text:style-name="P4"><text:tab/>distinto trabajo en equipo</text:p>
      <text:p text:style-name="P8"><text:tab/>Orientacion al cliente</text:p>
      <text:p text:style-name="P7"><text:tab/>dinamismo</text:p>
      <text:p text:style-name="P7"><text:span text:style-name="T3"><text:tab/><text:tab/>(como realizar varias actividades al mismo tiempo,persona con carga de energia</text:span></text:p>
      <text:p text:style-name="P6"><text:tab/><text:tab/><text:tab/><text:span text:style-name="T3">o una sola actividad,que la persona este bastante aciva,poder hacerse cargo</text:span></text:p>
      <text:p text:style-name="P6"><text:span text:style-name="T3"><text:tab/><text:tab/><text:tab/>de varias cosas,mantener un nivel alto de energia)</text:span></text:p>
      <text:p text:style-name="P6"><text:tab/></text:p>
      <text:p text:style-name="P9"><text:tab/>diferencia entre colaboracion y trabajo en equipo,</text:p>
      <text:p text:style-name="P9"><text:span text:style-name="T4"><text:tab/><text:tab/><text:tab/><text:tab/>colaboracion tiene en cuenta</text:span></text:p>
      <text:p text:style-name="P10"><text:tab/><text:tab/><text:tab/><text:tab/>ayudar al otro sin beneficio propio,ayudar a un compañero por mas que <text:tab/><text:tab/><text:tab/><text:tab/><text:tab/>no <text:s/>apunte</text:p>
      <text:p text:style-name="P10"><text:tab/><text:tab/><text:tab/><text:tab/>a mi objetivo final,en cambio el trabajo en equipo si</text:p>
      <text:p text:style-name="P10"/>
      <text:p text:style-name="P4"><text:tab/>comunicación eficaz</text:p>
      <text:p text:style-name="P4"><text:tab/><text:tab/></text:p>
      <text:p text:style-name="P4"/>
      <text:p text:style-name="P4"><text:tab/>iniciativa o proactividad</text:p>
      <text:p text:style-name="P4"><text:tab/>liderazgo</text:p>
      <text:p text:style-name="P4"><text:tab/><text:tab/><text:tab/><text:span text:style-name="T6">(saber llevar un equipo con lo positivo,que cumplan con los objetivos grupales</text:span></text:p>
      <text:p text:style-name="P4"><text:tab/><text:tab/><text:tab/><text:span text:style-name="T6">y propios,con un crecimiento y un aprendizaje continuo,que esten contentos de la <text:tab/><text:tab/><text:tab/>forma</text:span></text:p>
      <text:p text:style-name="P4"><text:tab/><text:tab/><text:tab/><text:span text:style-name="T6">en que trabajan)</text:span></text:p>
      <text:p text:style-name="P4"><text:tab/></text:p>
      <text:p text:style-name="P4"><text:soft-page-break/><text:tab/>orientacion al cliente</text:p>
      <text:p text:style-name="P4"><text:tab/>responsabilidad</text:p>
      <text:p text:style-name="P4"><text:tab/>trabajo en equipo</text:p>
      <text:p text:style-name="P4"><text:tab/>creatiividad(en otro color) <text:span text:style-name="T2">porque puede ser una competencia blanda y tecnica</text:span></text:p>
      <text:p text:style-name="P13"><text:tab/>el autoconocimiento,a traves de las debilidades,ir fortaleciendolas</text:p>
      <text:p text:style-name="P4"/>
      <text:p text:style-name="P11"><text:tab/>si digo que soy algo,tener un fundamento para defenderme,si soy dinamico es porque</text:p>
      <text:p text:style-name="P11"><text:tab/>se hacer tal cosa,<text:span text:style-name="T5">o soy asi</text:span></text:p>
      <text:p text:style-name="P11"/>
      <text:p text:style-name="P26">Resumen sobre mis conocimientos,habilidades,actitudes</text:p>
      <text:p text:style-name="P11"/>
      <text:p text:style-name="P16"><text:tab/><text:span text:style-name="T8">Como soy?</text:span></text:p>
      <text:p text:style-name="P16"><text:tab/>Responsable,trabajador,comunicativo,dinamico</text:p>
      <text:p text:style-name="P16"/>
      <text:p text:style-name="P17"><text:tab/><text:span text:style-name="T8">Que cosas se?</text:span></text:p>
      <text:p text:style-name="P17"><text:tab/>conocimiento en programacion.un poco de diseño,ingles,musica</text:p>
      <text:p text:style-name="P17"/>
      <text:p text:style-name="P25"><text:s text:c="10"/>Actitudes</text:p>
      <text:p text:style-name="P12"/>
      <text:p text:style-name="P19"><text:span text:style-name="T8">T</text:span><text:span text:style-name="T9">exto descriptivo sobre m</text:span><text:span text:style-name="T10">i</text:span></text:p>
      <text:p text:style-name="P12"/>
      <text:p text:style-name="P14"><text:tab/> <text:span text:style-name="T7">Soy un joven de 21 años,me considero una persona responsable,ya que siempre apunto a <text:tab/>terminar lo que me propongo,tengo un alto nivel en ingles, soy servicial,colaborativo,siempre <text:tab/>dispuesto a ayudar</text:span></text:p>
      <text:p text:style-name="P15"><text:tab/><text:span text:style-name="T12">tengo experiencia con varios conocimientos en programacion con lenguajes en c,c#,java,html,y <text:tab/>en diseño,actualmente estoy sin experiencia laboral,en busca de empezar en el ambito del <text:s text:c="4"/><text:tab/>trabajo,buscando expandir los conocimientos que tengo y aprender nuevos.</text:span></text:p>
      <text:p text:style-name="P15"/>
      <text:p text:style-name="P15"/>
      <text:p text:style-name="P15"/>
      <text:p text:style-name="P20">Curriculum Vitae</text:p>
      <text:p text:style-name="P20"/>
      <text:p text:style-name="P28"><text:tab/>Claro</text:p>
      <text:p text:style-name="P28"><text:tab/>Corto</text:p>
      <text:p text:style-name="P28"><text:tab/>Concreto</text:p>
      <text:p text:style-name="P28"><text:tab/>Confiable</text:p>
      <text:p text:style-name="P28"><text:tab/>Convincente</text:p>
      <text:p text:style-name="P28"/>
      <text:p text:style-name="P21">Perfil</text:p>
      <text:p text:style-name="P29"/>
      <text:p text:style-name="P29">Descripcion</text:p>
      <text:p text:style-name="P29">personal de trayectoria</text:p>
      <text:p text:style-name="P29">y capacidades</text:p>
      <text:p text:style-name="P29"/>
      <text:p text:style-name="P22">Objetivo</text:p>
      <text:p text:style-name="P22"/>
      <text:p text:style-name="P30">si no tengo claro cual es mi objetivo,mejor no poner nada.</text:p>
      <text:p text:style-name="P31">poner que quiero</text:p>
      <text:p text:style-name="P23"><text:soft-page-break/>Contenido del curriculum</text:p>
      <text:p text:style-name="P23"/>
      <text:p text:style-name="P32">poner la foto no es obligatorio,pero siempre es mejor poner una foto.<text:span text:style-name="T14">la imagen impacta mas</text:span></text:p>
      <text:p text:style-name="P33">que lo escrito,<text:span text:style-name="T15">puedo poner una foto que me sume o una foto que me reste,por cuestiones de </text:span></text:p>
      <text:p text:style-name="P34">seguridad,si lo mandamos a una empresa confiable,si pooner domicilio y mas datos personales.</text:p>
      <text:p text:style-name="P34">Pero sino la localidad ej.Ciudad de Buenos Aires,Villa Lugano</text:p>
      <text:p text:style-name="P34"/>
      <text:p text:style-name="P24"><text:span text:style-name="T13"><text:tab/></text:span>Contenido orden</text:p>
      <text:p text:style-name="P24"/>
      <text:p text:style-name="P35"/>
      <text:p text:style-name="P35"><text:tab/>pongo primero lo que impacte mas,lo que sea mas acorde a lo que estoy aplicando</text:p>
      <text:p text:style-name="P35"><text:tab/><text:span text:style-name="T16">lo que si va es la cronologia,en lo primero va lo ultimo,de lo ultimo al primero</text:span></text:p>
      <text:p text:style-name="P36"><text:tab/>primero pongo el estudio universitario,despues el secundario,la primaria ya no hace</text:p>
      <text:p text:style-name="P36"><text:tab/>falta ponerla</text:p>
      <text:p text:style-name="P36"/>
      <text:p text:style-name="P36"><text:tab/><text:span text:style-name="T17">Diseño</text:span></text:p>
      <text:p text:style-name="P36"><text:tab/></text:p>
      <text:p text:style-name="P36"><text:tab/><text:span text:style-name="T17">mientras quede lindo si,pero que no quede emborroso</text:span></text:p>
      <text:p text:style-name="P36"/>
      <text:p text:style-name="P36"><text:tab/><text:span text:style-name="T17">Referencias</text:span></text:p>
      <text:p text:style-name="P36"/>
      <text:p text:style-name="P36"><text:tab/><text:span text:style-name="T17">pedir las referencias si las piden,y si ponemos a alguien de referencia,avisarle a esa</text:span></text:p>
      <text:p text:style-name="P36"><text:tab/><text:span text:style-name="T17">persona</text:span></text:p>
      <text:p text:style-name="P36"/>
      <text:p text:style-name="P36"><text:tab/><text:span text:style-name="T17">mas de 1 curriculum,</text:span></text:p>
      <text:p text:style-name="P36"/>
      <text:p text:style-name="P36"><text:tab/><text:span text:style-name="T17">uno mas enfocado a sistemas,y otro en otra cosa,no esta mal tener mas de 1 curriculum</text:span></text:p>
      <text:p text:style-name="P36"><text:tab/><text:span text:style-name="T17">armarse la estrategia de venta personal,ya que queremos vendernos</text:span></text:p>
      <text:p text:style-name="P15"/>
      <text:p text:style-name="P15"/>
      <text:p text:style-name="P14"/>
      <text:p text:style-name="P1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4:27:18.333438654</meta:creation-date>
    <dc:date>2017-11-16T15:44:43.269258179</dc:date>
    <meta:editing-duration>PT1H16M56S</meta:editing-duration>
    <meta:editing-cycles>47</meta:editing-cycles>
    <meta:generator>LibreOffice/5.4.0.3$Linux_X86_64 LibreOffice_project/40m0$Build-3</meta:generator>
    <meta:document-statistic meta:table-count="0" meta:image-count="0" meta:object-count="0" meta:page-count="3" meta:paragraph-count="84" meta:word-count="470" meta:character-count="3328" meta:non-whitespace-character-count="2818"/>
  </office:meta>
</office:document-meta>
</file>